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Narrow" svg:font-family="'Arial Narrow'" style:font-family-generic="swiss" style:font-pitch="variable"/>
    <style:font-face style:name="Arial Narrow1" svg:font-family="'Arial Narrow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paragraph-rsid="002065d0"/>
    </style:style>
    <style:style style:name="P2" style:family="paragraph" style:parent-style-name="Standard">
      <style:text-properties officeooo:rsid="001e7a09" officeooo:paragraph-rsid="001e7a09"/>
    </style:style>
    <style:style style:name="P3" style:family="paragraph" style:parent-style-name="Standard">
      <style:text-properties fo:font-size="10pt" officeooo:rsid="001e7a09" officeooo:paragraph-rsid="001e7a09" style:font-size-asian="10pt" style:font-size-complex="10pt"/>
    </style:style>
    <style:style style:name="P4" style:family="paragraph" style:parent-style-name="Standard">
      <style:text-properties fo:font-size="10pt" officeooo:rsid="0024555c" officeooo:paragraph-rsid="0024555c" style:font-size-asian="10pt" style:font-size-complex="10pt"/>
    </style:style>
    <style:style style:name="P5" style:family="paragraph" style:parent-style-name="Standard">
      <style:paragraph-properties fo:margin-left="0in" fo:margin-right="0in" fo:text-indent="0in" style:auto-text-indent="false"/>
      <style:text-properties fo:background-color="#ffffff"/>
    </style:style>
    <style:style style:name="P6" style:family="paragraph" style:parent-style-name="Standard">
      <style:text-properties officeooo:paragraph-rsid="0024afd1" fo:background-color="#ffffff"/>
    </style:style>
    <style:style style:name="P7" style:family="paragraph" style:parent-style-name="Standard">
      <style:text-properties style:text-line-through-style="solid" style:text-line-through-type="single" officeooo:rsid="001e7a09" officeooo:paragraph-rsid="001e7a09" fo:background-color="#ffffff"/>
    </style:style>
    <style:style style:name="P8" style:family="paragraph" style:parent-style-name="Standard">
      <style:text-properties officeooo:rsid="002065d0" officeooo:paragraph-rsid="002065d0"/>
    </style:style>
    <style:style style:name="P9" style:family="paragraph" style:parent-style-name="Standard">
      <style:text-properties officeooo:rsid="002065d0" officeooo:paragraph-rsid="00223ed2"/>
    </style:style>
    <style:style style:name="P10" style:family="paragraph" style:parent-style-name="Standard">
      <style:text-properties officeooo:rsid="00162731" officeooo:paragraph-rsid="002065d0"/>
    </style:style>
    <style:style style:name="P11" style:family="paragraph" style:parent-style-name="Standard">
      <style:text-properties officeooo:rsid="002ebdfd" officeooo:paragraph-rsid="002065d0"/>
    </style:style>
    <style:style style:name="P12" style:family="paragraph" style:parent-style-name="Standard">
      <style:text-properties officeooo:rsid="00223ed2" officeooo:paragraph-rsid="00223ed2"/>
    </style:style>
    <style:style style:name="P13" style:family="paragraph" style:parent-style-name="Standard">
      <style:text-properties officeooo:rsid="002368fb" officeooo:paragraph-rsid="002368fb"/>
    </style:style>
    <style:style style:name="P14" style:family="paragraph" style:parent-style-name="Standard">
      <style:paragraph-properties fo:margin-left="0.4925in" fo:text-indent="0in" style:auto-text-indent="false"/>
      <style:text-properties officeooo:rsid="002368fb" officeooo:paragraph-rsid="002368fb"/>
    </style:style>
    <style:style style:name="P15" style:family="paragraph" style:parent-style-name="Standard">
      <style:paragraph-properties fo:margin-left="0.4925in" fo:text-indent="0in" style:auto-text-indent="false"/>
      <style:text-properties officeooo:paragraph-rsid="0023f9e1"/>
    </style:style>
    <style:style style:name="P16" style:family="paragraph" style:parent-style-name="Standard">
      <style:text-properties officeooo:paragraph-rsid="0024555c"/>
    </style:style>
    <style:style style:name="P17" style:family="paragraph" style:parent-style-name="Standard">
      <style:text-properties officeooo:paragraph-rsid="0024afd1"/>
    </style:style>
    <style:style style:name="P18" style:family="paragraph" style:parent-style-name="Standard">
      <style:text-properties officeooo:rsid="0024ffb6" officeooo:paragraph-rsid="0024ffb6"/>
    </style:style>
    <style:style style:name="P19" style:family="paragraph" style:parent-style-name="_5f_CODE_5f_">
      <style:text-properties fo:font-size="10pt" fo:background-color="#dddddd" style:font-size-asian="10pt" style:font-size-complex="10pt"/>
    </style:style>
    <style:style style:name="P20" style:family="paragraph" style:parent-style-name="_5f_CODE_5f_">
      <style:paragraph-properties fo:margin-left="0.4925in" fo:text-indent="0in" style:auto-text-indent="false"/>
      <style:text-properties fo:font-size="10pt" style:font-size-asian="10pt" style:font-size-complex="10pt"/>
    </style:style>
    <style:style style:name="P21" style:family="paragraph" style:parent-style-name="_5f_CODE_5f_">
      <style:text-properties fo:color="#2a6099" loext:opacity="100%" fo:font-size="10pt" style:font-size-asian="10pt" style:font-size-complex="10pt"/>
    </style:style>
    <style:style style:name="P22" style:family="paragraph" style:parent-style-name="_5f_CODE_5f_">
      <style:paragraph-properties fo:margin-left="0.4925in" fo:text-indent="0in" style:auto-text-indent="false"/>
    </style:style>
    <style:style style:name="P23" style:family="paragraph" style:parent-style-name="_5f_CODE_5f_">
      <style:paragraph-properties fo:margin-left="0.4925in" fo:text-indent="0in" style:auto-text-indent="false"/>
      <style:text-properties officeooo:rsid="00223ed2"/>
    </style:style>
    <style:style style:name="T1" style:family="text">
      <style:text-properties officeooo:rsid="001fb201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fo:background-color="#ffffff" loext:char-shading-value="0"/>
    </style:style>
    <style:style style:name="T4" style:family="text">
      <style:text-properties fo:color="#000000" loext:opacity="100%" officeooo:rsid="0024555c" fo:background-color="#ffffff" loext:char-shading-value="0"/>
    </style:style>
    <style:style style:name="T5" style:family="text">
      <style:text-properties fo:color="#000000" loext:opacity="100%" fo:font-weight="bold" fo:background-color="#e8f2a1" loext:char-shading-value="0" style:font-weight-asian="bold" style:font-weight-complex="bold"/>
    </style:style>
    <style:style style:name="T6" style:family="text">
      <style:text-properties fo:color="#000000" loext:opacity="100%" fo:background-color="#e8f2a1" loext:char-shading-value="0"/>
    </style:style>
    <style:style style:name="T7" style:family="text">
      <style:text-properties fo:color="#098658" loext:opacity="100%"/>
    </style:style>
    <style:style style:name="T8" style:family="text">
      <style:text-properties fo:color="#008000" loext:opacity="100%"/>
    </style:style>
    <style:style style:name="T9" style:family="text">
      <style:text-properties fo:color="#008000" loext:opacity="100%" officeooo:rsid="001fb201"/>
    </style:style>
    <style:style style:name="T10" style:family="text">
      <style:text-properties officeooo:rsid="002065d0"/>
    </style:style>
    <style:style style:name="T11" style:family="text">
      <style:text-properties officeooo:rsid="002ebdfd"/>
    </style:style>
    <style:style style:name="T12" style:family="text">
      <style:text-properties officeooo:rsid="003190d1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32c76b"/>
    </style:style>
    <style:style style:name="T15" style:family="text">
      <style:text-properties officeooo:rsid="0018c2ff"/>
    </style:style>
    <style:style style:name="T16" style:family="text">
      <style:text-properties fo:color="#0000ff" loext:opacity="100%"/>
    </style:style>
    <style:style style:name="T17" style:family="text">
      <style:text-properties fo:color="#0000ff" loext:opacity="100%" fo:background-color="#ffffff" loext:char-shading-value="0"/>
    </style:style>
    <style:style style:name="T18" style:family="text">
      <style:text-properties officeooo:rsid="00223ed2"/>
    </style:style>
    <style:style style:name="T19" style:family="text">
      <style:text-properties fo:color="#a31515" loext:opacity="100%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fo:background-color="#fff5ce" loext:char-shading-value="0"/>
    </style:style>
    <style:style style:name="T22" style:family="text">
      <style:text-properties fo:background-color="#ffbf00" loext:char-shading-value="0"/>
    </style:style>
    <style:style style:name="T23" style:family="text">
      <style:text-properties officeooo:rsid="002368fb" fo:background-color="#e8f2a1" loext:char-shading-value="0"/>
    </style:style>
    <style:style style:name="T24" style:family="text">
      <style:text-properties officeooo:rsid="0023f9e1" fo:background-color="#e8f2a1" loext:char-shading-value="0"/>
    </style:style>
    <style:style style:name="T25" style:family="text">
      <style:text-properties officeooo:rsid="0024555c"/>
    </style:style>
    <style:style style:name="T26" style:family="text">
      <style:text-properties officeooo:rsid="0024afd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-start text:name="__RefHeading___Toc977_97289115"/>Overview<text:bookmark-end text:name="__RefHeading___Toc977_97289115"/></text:h>
      <text:p text:style-name="P10"><text:span text:style-name="T10">addressbookproject / addressbookapp</text:span> is a final project for the <text:span text:style-name="T11">Python </text:span>Django <text:span text:style-name="T11">framework </text:span>class. <text:s/><text:span text:style-name="T12">The intention is to demonstrate the Django framework components learned in class.</text:span></text:p>
      <text:p text:style-name="P10"/>
      <text:h text:style-name="P1" text:outline-level="1"><text:bookmark-start text:name="__RefHeading___Toc979_97289115"/>Requirements<text:bookmark-end text:name="__RefHeading___Toc979_97289115"/></text:h>
      <text:p text:style-name="P11">The course work requirements are to create a CRUD application (<text:span text:style-name="T10">which </text:span><text:span text:style-name="T13">C</text:span>reates, <text:span text:style-name="T13">R</text:span>eads, <text:span text:style-name="T13">U</text:span>pdates and <text:span text:style-name="T13">D</text:span>eletes records). <text:s/><text:span text:style-name="T10">This</text:span> requires modeling to define structured data records, and a user interface rendered <text:span text:style-name="T14">with</text:span>in a browser <text:span text:style-name="T14">using the Django framework</text:span>, so that users can interact with the application. <text:s/></text:p>
      <text:p text:style-name="P11"/>
      <text:p text:style-name="P11">This <text:span text:style-name="T10">main interface is a </text:span>view to display a list of saved records <text:span text:style-name="T14">w-</text:span> available actions, and a form to view and edit the details of an individual record. <text:s/></text:p>
      <text:p text:style-name="P11"/>
      <text:p text:style-name="P9">The main model is an Address record, which stores an addressee's name, street address (in a required address1 field, plus an optional address2 field), city, US State and zipcode. <text:s/></text:p>
      <text:p text:style-name="P9"/>
      <text:p text:style-name="P9">The <text:span text:style-name="T18">author </text:span>user<text:span text:style-name="T18">'s id is also </text:span>stored in an owner field, which is linked to the built-in user table, so that user specific data can be removed at the time <text:span text:style-name="T18">that </text:span>the user entry is deleted, using the built in ForeignKey ondelete=CASCADE method.</text:p>
      <text:p text:style-name="P8"/>
      <text:p text:style-name="P20"><text:span text:style-name="T16">class</text:span><text:span text:style-name="T2"> AddressBook(models.Model):</text:span></text:p>
      <text:p text:style-name="P20"><text:span text:style-name="T2">    name = models.CharField(max_length=</text:span><text:span text:style-name="T7">200</text:span><text:span text:style-name="T2">)</text:span></text:p>
      <text:p text:style-name="P20"><text:span text:style-name="T2">    address1 = models.CharField(max_length=</text:span><text:span text:style-name="T7">100</text:span><text:span text:style-name="T2">)</text:span></text:p>
      <text:p text:style-name="P20"><text:span text:style-name="T2">    address2 = models.CharField(max_length=</text:span><text:span text:style-name="T7">100</text:span><text:span text:style-name="T2">,blank=</text:span><text:span text:style-name="T16">True</text:span><text:span text:style-name="T2">)</text:span></text:p>
      <text:p text:style-name="P20"><text:span text:style-name="T2">    city = models.CharField(max_length=</text:span><text:span text:style-name="T7">100</text:span><text:span text:style-name="T2">)</text:span></text:p>
      <text:p text:style-name="P20"><text:span text:style-name="T2">    state = models.CharField(max_length=</text:span><text:span text:style-name="T7">2</text:span><text:span text:style-name="T2">,choices=StateChoices) </text:span></text:p>
      <text:p text:style-name="P20"><text:span text:style-name="T2">    zipcode = models.CharField(max_length=</text:span><text:span text:style-name="T7">10</text:span><text:span text:style-name="T2">)</text:span></text:p>
      <text:p text:style-name="P20">    owner = models.ForeignKey(User,on_delete=models.CASCADE)</text:p>
      <text:p text:style-name="P20"><text:span text:style-name="T2">    </text:span><text:span text:style-name="T16">def</text:span><text:span text:style-name="T2"> __str__(self):</text:span></text:p>
      <text:p text:style-name="P20"><text:span text:style-name="T2">        </text:span><text:span text:style-name="T16">return</text:span><text:span text:style-name="T2"> </text:span><text:span text:style-name="T16">self</text:span><text:span text:style-name="T2">.name</text:span></text:p>
      <text:p text:style-name="P20"/>
      <text:p text:style-name="P12">A dictionary of statename – stateabbreviation pairs is defined to populate the picklist for the state field:</text:p>
      <text:p text:style-name="P22"><text:span text:style-name="_5f_CODE_5f_"><text:span text:style-name="T20">   StateChoices = (</text:span></text:span></text:p>
      <text:p text:style-name="P20"><text:span text:style-name="T2">(</text:span><text:span text:style-name="T19">'AL'</text:span><text:span text:style-name="T2"> , </text:span><text:span text:style-name="T19">'Alabama'</text:span><text:span text:style-name="T2"> ), </text:span></text:p>
      <text:p text:style-name="P20"><text:span text:style-name="T2">(</text:span><text:span text:style-name="T19">'AK'</text:span><text:span text:style-name="T2"> , </text:span><text:span text:style-name="T19">'Alaska'</text:span><text:span text:style-name="T2"> ), </text:span></text:p>
      <text:p text:style-name="P20"><text:span text:style-name="T2">(</text:span><text:span text:style-name="T19">'AZ'</text:span><text:span text:style-name="T2"> , </text:span><text:span text:style-name="T19">'Arizona'</text:span><text:span text:style-name="T2"> ), </text:span></text:p>
      <text:p text:style-name="P20"><text:span text:style-name="T2">(</text:span><text:span text:style-name="T19">'AR'</text:span><text:span text:style-name="T2"> , </text:span><text:span text:style-name="T19">'Arkansas'</text:span><text:span text:style-name="T2"> ), </text:span></text:p>
      <text:p text:style-name="P20"><text:span text:style-name="T2">(</text:span><text:span text:style-name="T19">'CA'</text:span><text:span text:style-name="T2"> , </text:span><text:span text:style-name="T19">'California'</text:span><text:span text:style-name="T2"> ), </text:span></text:p>
      <text:p text:style-name="P20"><text:span text:style-name="T2">(</text:span><text:span text:style-name="T19">'CZ'</text:span><text:span text:style-name="T2"> , </text:span><text:span text:style-name="T19">'Canal Zone'</text:span><text:span text:style-name="T2"> ), </text:span></text:p>
      <text:p text:style-name="P20"><text:span text:style-name="T2">(</text:span><text:span text:style-name="T19">'CO'</text:span><text:span text:style-name="T2"> , </text:span><text:span text:style-name="T19">'Colorado'</text:span><text:span text:style-name="T2"> ), </text:span></text:p>
      <text:p text:style-name="P20"><text:span text:style-name="T2">(</text:span><text:span text:style-name="T19">'CT'</text:span><text:span text:style-name="T2"> , </text:span><text:span text:style-name="T19">'Connecticut'</text:span><text:span text:style-name="T2"> ), </text:span></text:p>
      <text:p text:style-name="P20"><text:span text:style-name="T2">(</text:span><text:span text:style-name="T19">'DE'</text:span><text:span text:style-name="T2"> , </text:span><text:span text:style-name="T19">'Delaware'</text:span><text:span text:style-name="T2"> ), </text:span></text:p>
      <text:p text:style-name="P20"><text:span text:style-name="T2">(</text:span><text:span text:style-name="T19">'DC'</text:span><text:span text:style-name="T2"> , </text:span><text:span text:style-name="T19">'District of Columbia'</text:span><text:span text:style-name="T2"> ), </text:span></text:p>
      <text:p text:style-name="P20"><text:span text:style-name="T2">(</text:span><text:span text:style-name="T19">'FL'</text:span><text:span text:style-name="T2"> , </text:span><text:span text:style-name="T19">'Florida'</text:span><text:span text:style-name="T2"> ), </text:span></text:p>
      <text:p text:style-name="P20"><text:span text:style-name="T2">(</text:span><text:span text:style-name="T19">'GA'</text:span><text:span text:style-name="T2"> , </text:span><text:span text:style-name="T19">'Georgia'</text:span><text:span text:style-name="T2"> ), </text:span></text:p>
      <text:p text:style-name="P20"><text:span text:style-name="T2">(</text:span><text:span text:style-name="T19">'GU'</text:span><text:span text:style-name="T2"> , </text:span><text:span text:style-name="T19">'Guam'</text:span><text:span text:style-name="T2"> ), </text:span></text:p>
      <text:p text:style-name="P20"><text:span text:style-name="T2">(</text:span><text:span text:style-name="T19">'HI'</text:span><text:span text:style-name="T2"> , </text:span><text:span text:style-name="T19">'Hawaii'</text:span><text:span text:style-name="T2"> ), </text:span></text:p>
      <text:p text:style-name="P20"><text:span text:style-name="T2">(</text:span><text:span text:style-name="T19">'ID'</text:span><text:span text:style-name="T2"> , </text:span><text:span text:style-name="T19">'Idaho'</text:span><text:span text:style-name="T2"> ), </text:span></text:p>
      <text:p text:style-name="P20"><text:span text:style-name="T2">(</text:span><text:span text:style-name="T19">'IL'</text:span><text:span text:style-name="T2"> , </text:span><text:span text:style-name="T19">'Illinois'</text:span><text:span text:style-name="T2"> ), </text:span></text:p>
      <text:p text:style-name="P20"><text:span text:style-name="T2">(</text:span><text:span text:style-name="T19">'IN'</text:span><text:span text:style-name="T2"> , </text:span><text:span text:style-name="T19">'Indiana'</text:span><text:span text:style-name="T2"> ), </text:span></text:p>
      <text:p text:style-name="P20"><text:span text:style-name="T2">(</text:span><text:span text:style-name="T19">'IA'</text:span><text:span text:style-name="T2"> , </text:span><text:span text:style-name="T19">'Iowa'</text:span><text:span text:style-name="T2"> ), </text:span></text:p>
      <text:p text:style-name="P20"><text:soft-page-break/><text:span text:style-name="T2">(</text:span><text:span text:style-name="T19">'KS'</text:span><text:span text:style-name="T2"> , </text:span><text:span text:style-name="T19">'Kansas'</text:span><text:span text:style-name="T2"> ), </text:span></text:p>
      <text:p text:style-name="P20"><text:span text:style-name="T2">(</text:span><text:span text:style-name="T19">'KY'</text:span><text:span text:style-name="T2"> , </text:span><text:span text:style-name="T19">'Kentucky'</text:span><text:span text:style-name="T2"> ), </text:span></text:p>
      <text:p text:style-name="P20"><text:span text:style-name="T2">(</text:span><text:span text:style-name="T19">'LA'</text:span><text:span text:style-name="T2"> , </text:span><text:span text:style-name="T19">'Louisiana'</text:span><text:span text:style-name="T2"> ), </text:span></text:p>
      <text:p text:style-name="P20"><text:span text:style-name="T2">(</text:span><text:span text:style-name="T19">'ME'</text:span><text:span text:style-name="T2"> , </text:span><text:span text:style-name="T19">'Maine'</text:span><text:span text:style-name="T2"> ), </text:span></text:p>
      <text:p text:style-name="P20"><text:span text:style-name="T2">(</text:span><text:span text:style-name="T19">'MD'</text:span><text:span text:style-name="T2"> , </text:span><text:span text:style-name="T19">'Maryland'</text:span><text:span text:style-name="T2"> ), </text:span></text:p>
      <text:p text:style-name="P20"><text:span text:style-name="T2">(</text:span><text:span text:style-name="T19">'MA'</text:span><text:span text:style-name="T2"> , </text:span><text:span text:style-name="T19">'Massachusetts'</text:span><text:span text:style-name="T2"> ), </text:span></text:p>
      <text:p text:style-name="P20"><text:span text:style-name="T2">(</text:span><text:span text:style-name="T19">'MI'</text:span><text:span text:style-name="T2"> , </text:span><text:span text:style-name="T19">'Michigan'</text:span><text:span text:style-name="T2"> ), </text:span></text:p>
      <text:p text:style-name="P20"><text:span text:style-name="T2">(</text:span><text:span text:style-name="T19">'MN'</text:span><text:span text:style-name="T2"> , </text:span><text:span text:style-name="T19">'Minnesota'</text:span><text:span text:style-name="T2"> ), </text:span></text:p>
      <text:p text:style-name="P20"><text:span text:style-name="T2">(</text:span><text:span text:style-name="T19">'MS'</text:span><text:span text:style-name="T2"> , </text:span><text:span text:style-name="T19">'Mississippi'</text:span><text:span text:style-name="T2"> ), </text:span></text:p>
      <text:p text:style-name="P20"><text:span text:style-name="T2">(</text:span><text:span text:style-name="T19">'MO'</text:span><text:span text:style-name="T2"> , </text:span><text:span text:style-name="T19">'Missouri'</text:span><text:span text:style-name="T2"> ), </text:span></text:p>
      <text:p text:style-name="P20"><text:span text:style-name="T2">(</text:span><text:span text:style-name="T19">'MT'</text:span><text:span text:style-name="T2"> , </text:span><text:span text:style-name="T19">'Montana'</text:span><text:span text:style-name="T2"> ), </text:span></text:p>
      <text:p text:style-name="P20"><text:span text:style-name="T2">(</text:span><text:span text:style-name="T19">'NE'</text:span><text:span text:style-name="T2"> , </text:span><text:span text:style-name="T19">'Nebraska'</text:span><text:span text:style-name="T2"> ), </text:span></text:p>
      <text:p text:style-name="P20"><text:span text:style-name="T2">(</text:span><text:span text:style-name="T19">'NV'</text:span><text:span text:style-name="T2"> , </text:span><text:span text:style-name="T19">'Nevada'</text:span><text:span text:style-name="T2"> ), </text:span></text:p>
      <text:p text:style-name="P20"><text:span text:style-name="T2">(</text:span><text:span text:style-name="T19">'NH'</text:span><text:span text:style-name="T2"> , </text:span><text:span text:style-name="T19">'New Hampshire'</text:span><text:span text:style-name="T2"> ), </text:span></text:p>
      <text:p text:style-name="P20"><text:span text:style-name="T2">(</text:span><text:span text:style-name="T19">'NJ'</text:span><text:span text:style-name="T2"> , </text:span><text:span text:style-name="T19">'New Jersey'</text:span><text:span text:style-name="T2"> ), </text:span></text:p>
      <text:p text:style-name="P20"><text:span text:style-name="T2">(</text:span><text:span text:style-name="T19">'NM'</text:span><text:span text:style-name="T2"> , </text:span><text:span text:style-name="T19">'New Mexico'</text:span><text:span text:style-name="T2"> ), </text:span></text:p>
      <text:p text:style-name="P20"><text:span text:style-name="T2">(</text:span><text:span text:style-name="T19">'NY'</text:span><text:span text:style-name="T2"> , </text:span><text:span text:style-name="T19">'New York'</text:span><text:span text:style-name="T2"> ), </text:span></text:p>
      <text:p text:style-name="P20"><text:span text:style-name="T2">(</text:span><text:span text:style-name="T19">'NC'</text:span><text:span text:style-name="T2"> , </text:span><text:span text:style-name="T19">'North Carolina'</text:span><text:span text:style-name="T2"> ), </text:span></text:p>
      <text:p text:style-name="P20"><text:span text:style-name="T2">(</text:span><text:span text:style-name="T19">'ND'</text:span><text:span text:style-name="T2"> , </text:span><text:span text:style-name="T19">'North Dakota'</text:span><text:span text:style-name="T2"> ), </text:span></text:p>
      <text:p text:style-name="P20"><text:span text:style-name="T2">(</text:span><text:span text:style-name="T19">'OH'</text:span><text:span text:style-name="T2"> , </text:span><text:span text:style-name="T19">'Ohio'</text:span><text:span text:style-name="T2"> ), </text:span></text:p>
      <text:p text:style-name="P20"><text:span text:style-name="T2">(</text:span><text:span text:style-name="T19">'OK'</text:span><text:span text:style-name="T2"> , </text:span><text:span text:style-name="T19">'Oklahoma'</text:span><text:span text:style-name="T2"> ), </text:span></text:p>
      <text:p text:style-name="P20"><text:span text:style-name="T2">(</text:span><text:span text:style-name="T19">'OR'</text:span><text:span text:style-name="T2"> , </text:span><text:span text:style-name="T19">'Oregon'</text:span><text:span text:style-name="T2"> ), </text:span></text:p>
      <text:p text:style-name="P20"><text:span text:style-name="T2">(</text:span><text:span text:style-name="T19">'PA'</text:span><text:span text:style-name="T2"> , </text:span><text:span text:style-name="T19">'Pennsylvania'</text:span><text:span text:style-name="T2"> ), </text:span></text:p>
      <text:p text:style-name="P20"><text:span text:style-name="T2">(</text:span><text:span text:style-name="T19">'PR'</text:span><text:span text:style-name="T2"> , </text:span><text:span text:style-name="T19">'Puerto Rico'</text:span><text:span text:style-name="T2"> ), </text:span></text:p>
      <text:p text:style-name="P20"><text:span text:style-name="T2">(</text:span><text:span text:style-name="T19">'RI'</text:span><text:span text:style-name="T2"> , </text:span><text:span text:style-name="T19">'Rhode Island'</text:span><text:span text:style-name="T2"> ), </text:span></text:p>
      <text:p text:style-name="P20"><text:span text:style-name="T2">(</text:span><text:span text:style-name="T19">'SC'</text:span><text:span text:style-name="T2"> , </text:span><text:span text:style-name="T19">'South Carolina'</text:span><text:span text:style-name="T2"> ), </text:span></text:p>
      <text:p text:style-name="P20"><text:span text:style-name="T2">(</text:span><text:span text:style-name="T19">'SD'</text:span><text:span text:style-name="T2"> , </text:span><text:span text:style-name="T19">'South Dakota'</text:span><text:span text:style-name="T2"> ), </text:span></text:p>
      <text:p text:style-name="P20"><text:span text:style-name="T2">(</text:span><text:span text:style-name="T19">'TN'</text:span><text:span text:style-name="T2"> , </text:span><text:span text:style-name="T19">'Tennessee'</text:span><text:span text:style-name="T2"> ), </text:span></text:p>
      <text:p text:style-name="P20"><text:span text:style-name="T2">(</text:span><text:span text:style-name="T19">'TX'</text:span><text:span text:style-name="T2"> , </text:span><text:span text:style-name="T19">'Texas'</text:span><text:span text:style-name="T2"> ), </text:span></text:p>
      <text:p text:style-name="P20"><text:span text:style-name="T2">(</text:span><text:span text:style-name="T19">'UT'</text:span><text:span text:style-name="T2"> , </text:span><text:span text:style-name="T19">'Utah'</text:span><text:span text:style-name="T2"> ), </text:span></text:p>
      <text:p text:style-name="P20"><text:span text:style-name="T2">(</text:span><text:span text:style-name="T19">'VT'</text:span><text:span text:style-name="T2"> , </text:span><text:span text:style-name="T19">'Vermont'</text:span><text:span text:style-name="T2"> ), </text:span></text:p>
      <text:p text:style-name="P20"><text:span text:style-name="T2">(</text:span><text:span text:style-name="T19">'VI'</text:span><text:span text:style-name="T2"> , </text:span><text:span text:style-name="T19">'Virgin Islands'</text:span><text:span text:style-name="T2"> ), </text:span></text:p>
      <text:p text:style-name="P20"><text:span text:style-name="T2">(</text:span><text:span text:style-name="T19">'VA'</text:span><text:span text:style-name="T2"> , </text:span><text:span text:style-name="T19">'Virginia'</text:span><text:span text:style-name="T2"> ), </text:span></text:p>
      <text:p text:style-name="P20"><text:span text:style-name="T2">(</text:span><text:span text:style-name="T19">'WA'</text:span><text:span text:style-name="T2"> , </text:span><text:span text:style-name="T19">'Washington'</text:span><text:span text:style-name="T2"> ), </text:span></text:p>
      <text:p text:style-name="P20"><text:span text:style-name="T2">(</text:span><text:span text:style-name="T19">'WV'</text:span><text:span text:style-name="T2"> , </text:span><text:span text:style-name="T19">'West Virginia'</text:span><text:span text:style-name="T2"> ), </text:span></text:p>
      <text:p text:style-name="P20"><text:span text:style-name="T2">(</text:span><text:span text:style-name="T19">'WI'</text:span><text:span text:style-name="T2"> , </text:span><text:span text:style-name="T19">'Wisconsin'</text:span><text:span text:style-name="T2"> ), </text:span></text:p>
      <text:p text:style-name="P20"><text:span text:style-name="T2">(</text:span><text:span text:style-name="T19">'WY'</text:span><text:span text:style-name="T2"> , </text:span><text:span text:style-name="T19">'Wyoming'</text:span><text:span text:style-name="T2"> ), </text:span></text:p>
      <text:p text:style-name="P20">    )</text:p>
      <text:p text:style-name="P23"/>
      <text:p text:style-name="P11">The application must also provide a testing framework for our custom models. <text:s/></text:p>
      <text:p text:style-name="P10"/>
      <text:p text:style-name="P8">(The prior application idea, with it's )</text:p>
      <text:p text:style-name="P8"/>
      <text:p text:style-name="P10">This specification will define <text:span text:style-name="T15">the core </text:span>functionality of the application, <text:span text:style-name="T15">and potential enhancements</text:span>. <text:s/>The scope of the application will be <text:span text:style-name="T15">deliberately </text:span>limited, so that it can be completed within the time constraints of this two-week introductory course. <text:s/></text:p>
      <text:p text:style-name="P8"/>
      <text:p text:style-name="P8">The purpose of the Address Book application is to </text:p>
      <text:p text:style-name="P8"/>
      <text:p text:style-name="P8"/>
      <text:p text:style-name="P8"/>
      <text:p text:style-name="P8"/>
      <text:h text:style-name="Heading_20_1" text:outline-level="1"><text:soft-page-break/>Journal</text:h>
      <text:p text:style-name="P2"/>
      <text:p text:style-name="P2">Changing definition of Address<text:span text:style-name="T1">Book</text:span>.State in Models.py, and adding definition of StateChoices for keyword selection <text:span text:style-name="T1">as:</text:span></text:p>
      <text:p text:style-name="P2"/>
      <text:p text:style-name="P7"><text:span text:style-name="T9">state = </text:span><text:span text:style-name="T8">models.ForeignKey(State,on_delete=models.CASCADE)</text:span></text:p>
      <text:p text:style-name="P21">state = models.CharField(max_length=2,choices=StateChoices) </text:p>
      <text:p text:style-name="P2"/>
      <text:p text:style-name="P2"/>
      <text:p text:style-name="P19">StateChoices = (</text:p>
      <text:p text:style-name="P19">('AL' , 'Alabama' ), </text:p>
      <text:p text:style-name="P19">('AK' , 'Alaska' ), </text:p>
      <text:p text:style-name="P19">('AZ' , 'Arizona' ), </text:p>
      <text:p text:style-name="P19">('AR' , 'Arkansas' ), </text:p>
      <text:p text:style-name="P19">('CA' , 'California' ), </text:p>
      <text:p text:style-name="P19">('CZ' , 'Canal Zone' ), </text:p>
      <text:p text:style-name="P19">('CO' , 'Colorado' ), </text:p>
      <text:p text:style-name="P19">('CT' , 'Connecticut' ), </text:p>
      <text:p text:style-name="P19">('DE' , 'Delaware' ), </text:p>
      <text:p text:style-name="P19">('DC' , 'District of Columbia' ), </text:p>
      <text:p text:style-name="P19">('FL' , 'Florida' ), </text:p>
      <text:p text:style-name="P19">('GA' , 'Georgia' ), </text:p>
      <text:p text:style-name="P19">('GU' , 'Guam' ), </text:p>
      <text:p text:style-name="P19">('HI' , 'Hawaii' ), </text:p>
      <text:p text:style-name="P19">('ID' , 'Idaho' ), </text:p>
      <text:p text:style-name="P19">('IL' , 'Illinois' ), </text:p>
      <text:p text:style-name="P19">('IN' , 'Indiana' ), </text:p>
      <text:p text:style-name="P19">('IA' , 'Iowa' ), </text:p>
      <text:p text:style-name="P19">('KS' , 'Kansas' ), </text:p>
      <text:p text:style-name="P19">('KY' , 'Kentucky' ), </text:p>
      <text:p text:style-name="P19">('LA' , 'Louisiana' ), </text:p>
      <text:p text:style-name="P19">('ME' , 'Maine' ), </text:p>
      <text:p text:style-name="P19">('MD' , 'Maryland' ), </text:p>
      <text:p text:style-name="P19">('MA' , 'Massachusetts' ), </text:p>
      <text:p text:style-name="P19">('MI' , 'Michigan' ), </text:p>
      <text:p text:style-name="P19">('MN' , 'Minnesota' ), </text:p>
      <text:p text:style-name="P19">('MS' , 'Mississippi' ), </text:p>
      <text:p text:style-name="P19">('MO' , 'Missouri' ), </text:p>
      <text:p text:style-name="P19">('MT' , 'Montana' ), </text:p>
      <text:p text:style-name="P19">('NE' , 'Nebraska' ), </text:p>
      <text:p text:style-name="P19">('NV' , 'Nevada' ), </text:p>
      <text:p text:style-name="P19">('NH' , 'New Hampshire' ), </text:p>
      <text:p text:style-name="P19">('NJ' , 'New Jersey' ), </text:p>
      <text:p text:style-name="P19">('NM' , 'New Mexico' ), </text:p>
      <text:p text:style-name="P19">('NY' , 'New York' ), </text:p>
      <text:p text:style-name="P19">('NC' , 'North Carolina' ), </text:p>
      <text:p text:style-name="P19">('ND' , 'North Dakota' ), </text:p>
      <text:p text:style-name="P19">('OH' , 'Ohio' ), </text:p>
      <text:p text:style-name="P19">('OK' , 'Oklahoma' ), </text:p>
      <text:p text:style-name="P19">('OR' , 'Oregon' ), </text:p>
      <text:p text:style-name="P19">('PA' , 'Pennsylvania' ), </text:p>
      <text:p text:style-name="P19">('PR' , 'Puerto Rico' ), </text:p>
      <text:p text:style-name="P19">('RI' , 'Rhode Island' ), </text:p>
      <text:p text:style-name="P19">('SC' , 'South Carolina' ), </text:p>
      <text:p text:style-name="P19">('SD' , 'South Dakota' ), </text:p>
      <text:p text:style-name="P19">('TN' , 'Tennessee' ), </text:p>
      <text:p text:style-name="P19"><text:soft-page-break/>('TX' , 'Texas' ), </text:p>
      <text:p text:style-name="P19">('UT' , 'Utah' ), </text:p>
      <text:p text:style-name="P19">('VT' , 'Vermont' ), </text:p>
      <text:p text:style-name="P19">('VI' , 'Virgin Islands' ), </text:p>
      <text:p text:style-name="P19">('VA' , 'Virginia' ), </text:p>
      <text:p text:style-name="P19">('WA' , 'Washington' ), </text:p>
      <text:p text:style-name="P19">('WV' , 'West Virginia' ), </text:p>
      <text:p text:style-name="P19">('WI' , 'Wisconsin' ), </text:p>
      <text:p text:style-name="P19">('WY' , 'Wyoming' ), </text:p>
      <text:p text:style-name="P19">)</text:p>
      <text:p text:style-name="P3"/>
      <text:p text:style-name="P3"/>
      <text:p text:style-name="P4"/>
      <text:p text:style-name="P2"/>
      <text:p text:style-name="P13">debugging unit tests:</text:p>
      <text:p text:style-name="P13"/>
      <text:p text:style-name="P16"><text:span text:style-name="T25">[need to use a version of views.py WiTHOUT the </text:span><text:span text:style-name="T3">@login_required </text:span><text:span text:style-name="T4">decorator … maybe pass '1' to the owner field in place of user.pk </text:span><text:span text:style-name="T25">]</text:span></text:p>
      <text:p text:style-name="P16">… <text:span text:style-name="T26">maintaining "views.py-PRODUCTION" and "views.py-TESTING"</text:span></text:p>
      <text:p text:style-name="P16"/>
      <text:p text:style-name="P17">… <text:span text:style-name="T26">adding to Test.py </text:span></text:p>
      <text:p text:style-name="P17"><text:span text:style-name="_5f_CODE_5f_">from django.contrib.auth.models import User</text:span></text:p>
      <text:p text:style-name="P6"><text:span text:style-name="_5f_CODE_5f_"> </text:span></text:p>
      <text:p text:style-name="P6"><text:span text:style-name="_5f_CODE_5f_">def setUp(self):</text:span></text:p>
      <text:p text:style-name="P5"><text:span text:style-name="_5f_CODE_5f_">        #create a user for testing</text:span></text:p>
      <text:p text:style-name="P5"><text:span text:style-name="_5f_CODE_5f_">        self.user1 = User.objects.create(username='user1')</text:span></text:p>
      <text:p text:style-name="P5"><text:span text:style-name="_5f_CODE_5f_">        self.up1 = UserProfile.objects.create(user=self.u</text:span><text:span text:style-name="_5f_CODE_5f_"><text:span text:style-name="T26">ser</text:span></text:span><text:span text:style-name="_5f_CODE_5f_">1)</text:span></text:p>
      <text:p text:style-name="P16"/>
      <text:p text:style-name="P16"/>
      <text:p text:style-name="P18">but unable to resove UserProfile.</text:p>
      <text:p text:style-name="P16"/>
      <text:p text:style-name="P16"/>
      <text:p text:style-name="P14"><text:span text:style-name="_5f_CODE_5f_">(myenv) PS C:\Users\Admin\Documents\django projects\address-book-project\addressbookproject&gt; python manage.py test </text:span></text:p>
      <text:p text:style-name="P14"><text:span text:style-name="_5f_CODE_5f_">Found 7 test(s).</text:span></text:p>
      <text:p text:style-name="P14"><text:span text:style-name="_5f_CODE_5f_">Creating test database for alias 'default'...</text:span></text:p>
      <text:p text:style-name="P14"><text:span text:style-name="_5f_CODE_5f_">System check identified no issues (0 silenced).</text:span></text:p>
      <text:p text:style-name="P14"><text:span text:style-name="_5f_CODE_5f_">.FEEEEE</text:span></text:p>
      <text:p text:style-name="P14"><text:span text:style-name="_5f_CODE_5f_">======================================================================</text:span></text:p>
      <text:p text:style-name="P14"><text:span text:style-name="_5f_CODE_5f_"><text:span text:style-name="T22">ERROR: test_addressbook_creation</text:span></text:span><text:span text:style-name="_5f_CODE_5f_"> (addressbookapp.tests.addressbookModelTests.test_addressbook_creation)</text:span></text:p>
      <text:p text:style-name="P14"><text:span text:style-name="_5f_CODE_5f_">----------------------------------------------------------------------</text:span></text:p>
      <text:p text:style-name="P14"><text:span text:style-name="_5f_CODE_5f_">Traceback (most recent call last):</text:span></text:p>
      <text:p text:style-name="P14"><text:span text:style-name="_5f_CODE_5f_"><text:s text:c="2"/>File "C:\Users\Admin\Documents\django projects\address-book-project\addressbookproject\addressbookapp\tests.py", </text:span><text:span text:style-name="_5f_CODE_5f_"><text:span text:style-name="T22">line 91</text:span></text:span><text:span text:style-name="_5f_CODE_5f_">, in test_addressbook_creation</text:span></text:p>
      <text:p text:style-name="P14"><text:span text:style-name="_5f_CODE_5f_"><text:s text:c="4"/>addressbook = addressbook.objects.create(</text:span></text:p>
      <text:p text:style-name="P14"><text:span text:style-name="_5f_CODE_5f_"><text:s text:c="18"/>^^^^^^^^^^^</text:span></text:p>
      <text:p text:style-name="P14"><text:span text:style-name="_5f_CODE_5f_">UnboundLocalError: </text:span><text:span text:style-name="_5f_CODE_5f_"><text:span text:style-name="T21">cannot access local variable 'addressbook' where it is not associated with a value</text:span></text:span></text:p>
      <text:p text:style-name="P14"><text:span text:style-name="_5f_CODE_5f_"><text:span text:style-name="T21"/></text:span></text:p>
      <text:p text:style-name="P15"><text:span text:style-name="_5f_CODE_5f_"><text:span text:style-name="T23">ISSUE</text:span></text:span><text:span text:style-name="_5f_CODE_5f_"><text:span text:style-name="T24">S</text:span></text:span><text:span text:style-name="_5f_CODE_5f_"><text:span text:style-name="T23">: </text:span></text:span></text:p>
      <text:p text:style-name="P15"><text:span text:style-name="_5f_CODE_5f_"><text:span text:style-name="T23">Model is "</text:span></text:span><text:span text:style-name="_5f_CODE_5f_"><text:span text:style-name="T5">A</text:span></text:span><text:span text:style-name="_5f_CODE_5f_"><text:span text:style-name="T6">ddress</text:span></text:span><text:span text:style-name="_5f_CODE_5f_"><text:span text:style-name="T5">B</text:span></text:span><text:span text:style-name="_5f_CODE_5f_"><text:span text:style-name="T6">ook</text:span></text:span><text:span text:style-name="_5f_CODE_5f_"><text:span text:style-name="T23">", not "addressbook"</text:span></text:span></text:p>
      <text:p text:style-name="P15"><text:soft-page-break/><text:span text:style-name="_5f_CODE_5f_"><text:span text:style-name="T24">Model AddressBook.zipcode … NOT AddressBook.zip</text:span></text:span></text:p>
      <text:p text:style-name="P14"><text:span text:style-name="_5f_CODE_5f_"/></text:p>
      <text:p text:style-name="P14"><text:span text:style-name="_5f_CODE_5f_">======================================================================</text:span></text:p>
      <text:p text:style-name="P14"><text:span text:style-name="_5f_CODE_5f_">ERROR: test_addressbook_create_view (addressbookapp.tests.addressbookTests.test_addressbook_create_view)</text:span></text:p>
      <text:p text:style-name="P14"><text:span text:style-name="_5f_CODE_5f_">----------------------------------------------------------------------</text:span></text:p>
      <text:p text:style-name="P14"><text:span text:style-name="_5f_CODE_5f_">Traceback (most recent call last):</text:span></text:p>
      <text:p text:style-name="P14"><text:span text:style-name="_5f_CODE_5f_"><text:s text:c="2"/>File "C:\Users\Admin\Documents\django projects\address-book-project\addressbookproject\addressbookapp\tests.py", </text:span><text:span text:style-name="_5f_CODE_5f_"><text:span text:style-name="T22">line 11</text:span></text:span><text:span text:style-name="_5f_CODE_5f_">, in setUp</text:span></text:p>
      <text:p text:style-name="P14"><text:span text:style-name="_5f_CODE_5f_"><text:s text:c="4"/>self.AddressBook = AddressBook.objects.create(</text:span></text:p>
      <text:p text:style-name="P14"><text:span text:style-name="_5f_CODE_5f_"><text:s text:c="23"/>^^^^^^^^^^^^^^^^^^^^^^^^^^^</text:span></text:p>
      <text:p text:style-name="P14"><text:span text:style-name="_5f_CODE_5f_"><text:s text:c="2"/>File "C:\Users\Admin\Documents\django projects\address-book-project\addressbookproject\myenv\Lib\site-packages\django\db\models\manager.py", line 87, in manager_method</text:span></text:p>
      <text:p text:style-name="P14"><text:span text:style-name="_5f_CODE_5f_"><text:s text:c="4"/>return getattr(self.get_queryset(), name)(*args, **kwargs)</text:span></text:p>
      <text:p text:style-name="P14"><text:span text:style-name="_5f_CODE_5f_"><text:s text:c="11"/>^^^^^^^^^^^^^^^^^^^^^^^^^^^^^^^^^^^^^^^^^^^^^^^^^^^</text:span></text:p>
      <text:p text:style-name="P14"><text:span text:style-name="_5f_CODE_5f_"><text:s text:c="2"/>File "C:\Users\Admin\Documents\django projects\address-book-project\addressbookproject\myenv\Lib\site-packages\django\db\models\query.py", line 677, in create</text:span></text:p>
      <text:p text:style-name="P14"><text:span text:style-name="_5f_CODE_5f_"><text:s text:c="4"/>obj = self.model(**kwargs)</text:span></text:p>
      <text:p text:style-name="P14"><text:span text:style-name="_5f_CODE_5f_"><text:s text:c="10"/>^^^^^^^^^^^^^^^^^^^^</text:span></text:p>
      <text:p text:style-name="P14"><text:span text:style-name="_5f_CODE_5f_"><text:s text:c="2"/>File "C:\Users\Admin\Documents\django projects\address-book-project\addressbookproject\myenv\Lib\site-packages\django\db\models\base.py", line 567, in __init__</text:span></text:p>
      <text:p text:style-name="P14"><text:span text:style-name="_5f_CODE_5f_"><text:s text:c="4"/>raise TypeError(</text:span></text:p>
      <text:p text:style-name="P14"><text:span text:style-name="_5f_CODE_5f_">TypeError: AddressBook() got unexpected keyword arguments: 'zip'</text:span></text:p>
      <text:p text:style-name="P14"><text:span text:style-name="_5f_CODE_5f_"/></text:p>
      <text:p text:style-name="P14"><text:span text:style-name="_5f_CODE_5f_">======================================================================</text:span></text:p>
      <text:p text:style-name="P14"><text:span text:style-name="_5f_CODE_5f_">ERROR: test_addressbook_delete_view (addressbookapp.tests.addressbookTests.test_addressbook_delete_view)</text:span></text:p>
      <text:p text:style-name="P14"><text:span text:style-name="_5f_CODE_5f_">----------------------------------------------------------------------</text:span></text:p>
      <text:p text:style-name="P14"><text:span text:style-name="_5f_CODE_5f_">Traceback (most recent call last):</text:span></text:p>
      <text:p text:style-name="P14"><text:span text:style-name="_5f_CODE_5f_"><text:s text:c="2"/>File "C:\Users\Admin\Documents\django projects\address-book-project\addressbookproject\addressbookapp\tests.py", line 11, in setUp</text:span></text:p>
      <text:p text:style-name="P14"><text:span text:style-name="_5f_CODE_5f_"><text:s text:c="4"/>self.AddressBook = AddressBook.objects.create(</text:span></text:p>
      <text:p text:style-name="P14"><text:span text:style-name="_5f_CODE_5f_"><text:s text:c="23"/>^^^^^^^^^^^^^^^^^^^^^^^^^^^</text:span></text:p>
      <text:p text:style-name="P14"><text:span text:style-name="_5f_CODE_5f_"><text:s text:c="2"/>File "C:\Users\Admin\Documents\django projects\address-book-project\addressbookproject\myenv\Lib\site-packages\django\db\models\manager.py", line 87, in manager_method</text:span></text:p>
      <text:p text:style-name="P14"><text:span text:style-name="_5f_CODE_5f_"><text:s text:c="4"/>return getattr(self.get_queryset(), name)(*args, **kwargs)</text:span></text:p>
      <text:p text:style-name="P14"><text:span text:style-name="_5f_CODE_5f_"><text:s text:c="11"/>^^^^^^^^^^^^^^^^^^^^^^^^^^^^^^^^^^^^^^^^^^^^^^^^^^^</text:span></text:p>
      <text:p text:style-name="P14"><text:span text:style-name="_5f_CODE_5f_"><text:s text:c="2"/>File "C:\Users\Admin\Documents\django projects\address-book-project\addressbookproject\myenv\Lib\site-packages\django\db\models\query.py", line 677, in create</text:span></text:p>
      <text:p text:style-name="P14"><text:span text:style-name="_5f_CODE_5f_"><text:s text:c="4"/>obj = self.model(**kwargs)</text:span></text:p>
      <text:p text:style-name="P14"><text:span text:style-name="_5f_CODE_5f_"><text:s text:c="10"/>^^^^^^^^^^^^^^^^^^^^</text:span></text:p>
      <text:p text:style-name="P14"><text:span text:style-name="_5f_CODE_5f_"><text:s text:c="2"/>File "C:\Users\Admin\Documents\django projects\address-book-project\addressbookproject\myenv\Lib\site-packages\django\db\models\base.py", line 567, in __init__</text:span></text:p>
      <text:p text:style-name="P14"><text:span text:style-name="_5f_CODE_5f_"><text:s text:c="4"/>raise TypeError(</text:span></text:p>
      <text:p text:style-name="P14"><text:span text:style-name="_5f_CODE_5f_">TypeError: AddressBook() got unexpected keyword arguments: 'zip'</text:span></text:p>
      <text:p text:style-name="P14"><text:span text:style-name="_5f_CODE_5f_"/></text:p>
      <text:p text:style-name="P14"><text:span text:style-name="_5f_CODE_5f_">======================================================================</text:span></text:p>
      <text:p text:style-name="P14"><text:span text:style-name="_5f_CODE_5f_">ERROR: test_addressbook_list_view (addressbookapp.tests.addressbookTests.test_addressbook_list_view)</text:span></text:p>
      <text:p text:style-name="P14"><text:span text:style-name="_5f_CODE_5f_">----------------------------------------------------------------------</text:span></text:p>
      <text:p text:style-name="P14"><text:span text:style-name="_5f_CODE_5f_">Traceback (most recent call last):</text:span></text:p>
      <text:p text:style-name="P14"><text:span text:style-name="_5f_CODE_5f_"><text:s text:c="2"/>File "C:\Users\Admin\Documents\django projects\address-book-project\addressbookproject\addressbookapp\tests.py", line 11, in setUp</text:span></text:p>
      <text:p text:style-name="P14"><text:span text:style-name="_5f_CODE_5f_"><text:s text:c="4"/>self.AddressBook = AddressBook.objects.create(</text:span></text:p>
      <text:p text:style-name="P14"><text:span text:style-name="_5f_CODE_5f_"><text:s text:c="23"/>^^^^^^^^^^^^^^^^^^^^^^^^^^^</text:span></text:p>
      <text:p text:style-name="P14"><text:span text:style-name="_5f_CODE_5f_"><text:s text:c="2"/>File "C:\Users\Admin\Documents\django projects\address-book-project\addressbookproject\myenv\Lib\site-packages\django\db\models\manager.py", line 87, in manager_method</text:span></text:p>
      <text:p text:style-name="P14"><text:span text:style-name="_5f_CODE_5f_"><text:s text:c="4"/>return getattr(self.get_queryset(), name)(*args, **kwargs)</text:span></text:p>
      <text:p text:style-name="P14"><text:span text:style-name="_5f_CODE_5f_"><text:s text:c="11"/>^^^^^^^^^^^^^^^^^^^^^^^^^^^^^^^^^^^^^^^^^^^^^^^^^^^</text:span></text:p>
      <text:p text:style-name="P14"><text:span text:style-name="_5f_CODE_5f_"><text:s text:c="2"/>File "C:\Users\Admin\Documents\django projects\address-book-project\addressbookproject\myenv\Lib\site-packages\django\db\models\query.py", line 677, in create</text:span></text:p>
      <text:p text:style-name="P14"><text:span text:style-name="_5f_CODE_5f_"><text:s text:c="4"/>obj = self.model(**kwargs)</text:span></text:p>
      <text:p text:style-name="P14"><text:span text:style-name="_5f_CODE_5f_"><text:s text:c="10"/>^^^^^^^^^^^^^^^^^^^^</text:span></text:p>
      <text:p text:style-name="P14"><text:span text:style-name="_5f_CODE_5f_"><text:s text:c="2"/>File "C:\Users\Admin\Documents\django projects\address-book-project\addressbookproject\myenv\Lib\site-packages\django\db\models\base.py", line 567, in __init__</text:span></text:p>
      <text:p text:style-name="P14"><text:span text:style-name="_5f_CODE_5f_"><text:s text:c="4"/>raise TypeError(</text:span></text:p>
      <text:p text:style-name="P14"><text:span text:style-name="_5f_CODE_5f_">TypeError: AddressBook() got unexpected keyword arguments: 'zip'</text:span></text:p>
      <text:p text:style-name="P14"><text:span text:style-name="_5f_CODE_5f_"/></text:p>
      <text:p text:style-name="P14"><text:span text:style-name="_5f_CODE_5f_">======================================================================</text:span></text:p>
      <text:p text:style-name="P14"><text:span text:style-name="_5f_CODE_5f_">ERROR: test_addressbook_update_view (addressbookapp.tests.addressbookTests.test_addressbook_update_view)</text:span></text:p>
      <text:p text:style-name="P14"><text:span text:style-name="_5f_CODE_5f_">----------------------------------------------------------------------</text:span></text:p>
      <text:p text:style-name="P14"><text:soft-page-break/><text:span text:style-name="_5f_CODE_5f_">Traceback (most recent call last):</text:span></text:p>
      <text:p text:style-name="P14"><text:span text:style-name="_5f_CODE_5f_"><text:s text:c="2"/>File "C:\Users\Admin\Documents\django projects\address-book-project\addressbookproject\addressbookapp\tests.py", line 11, in setUp</text:span></text:p>
      <text:p text:style-name="P14"><text:span text:style-name="_5f_CODE_5f_"><text:s text:c="4"/>self.AddressBook = AddressBook.objects.create(</text:span></text:p>
      <text:p text:style-name="P14"><text:span text:style-name="_5f_CODE_5f_"><text:s text:c="23"/>^^^^^^^^^^^^^^^^^^^^^^^^^^^</text:span></text:p>
      <text:p text:style-name="P14"><text:span text:style-name="_5f_CODE_5f_"><text:s text:c="2"/>File "C:\Users\Admin\Documents\django projects\address-book-project\addressbookproject\myenv\Lib\site-packages\django\db\models\manager.py", line 87, in manager_method</text:span></text:p>
      <text:p text:style-name="P14"><text:span text:style-name="_5f_CODE_5f_"><text:s text:c="4"/>return getattr(self.get_queryset(), name)(*args, **kwargs)</text:span></text:p>
      <text:p text:style-name="P14"><text:span text:style-name="_5f_CODE_5f_"><text:s text:c="11"/>^^^^^^^^^^^^^^^^^^^^^^^^^^^^^^^^^^^^^^^^^^^^^^^^^^^</text:span></text:p>
      <text:p text:style-name="P14"><text:span text:style-name="_5f_CODE_5f_"><text:s text:c="2"/>File "C:\Users\Admin\Documents\django projects\address-book-project\addressbookproject\myenv\Lib\site-packages\django\db\models\query.py", line 677, in create</text:span></text:p>
      <text:p text:style-name="P14"><text:span text:style-name="_5f_CODE_5f_"><text:s text:c="4"/>obj = self.model(**kwargs)</text:span></text:p>
      <text:p text:style-name="P14"><text:span text:style-name="_5f_CODE_5f_"><text:s text:c="10"/>^^^^^^^^^^^^^^^^^^^^</text:span></text:p>
      <text:p text:style-name="P14"><text:span text:style-name="_5f_CODE_5f_"><text:s text:c="2"/>File "C:\Users\Admin\Documents\django projects\address-book-project\addressbookproject\myenv\Lib\site-packages\django\db\models\base.py", line 567, in __init__</text:span></text:p>
      <text:p text:style-name="P14"><text:span text:style-name="_5f_CODE_5f_"><text:s text:c="4"/>raise TypeError(</text:span></text:p>
      <text:p text:style-name="P14"><text:span text:style-name="_5f_CODE_5f_">TypeError: AddressBook() got unexpected keyword arguments: 'zip'</text:span></text:p>
      <text:p text:style-name="P14"><text:span text:style-name="_5f_CODE_5f_"/></text:p>
      <text:p text:style-name="P14"><text:span text:style-name="_5f_CODE_5f_">======================================================================</text:span></text:p>
      <text:p text:style-name="P14"><text:span text:style-name="_5f_CODE_5f_">FAIL: test_valid_form (addressbookapp.tests.AddressFormTests.test_valid_form)</text:span></text:p>
      <text:p text:style-name="P14"><text:span text:style-name="_5f_CODE_5f_">----------------------------------------------------------------------</text:span></text:p>
      <text:p text:style-name="P14"><text:span text:style-name="_5f_CODE_5f_">Traceback (most recent call last):</text:span></text:p>
      <text:p text:style-name="P14"><text:span text:style-name="_5f_CODE_5f_"><text:s text:c="2"/>File "C:\Users\Admin\Documents\django projects\address-book-project\addressbookproject\addressbookapp\tests.py", line 114, in test_valid_form <text:s text:c="5"/></text:span></text:p>
      <text:p text:style-name="P14"><text:span text:style-name="_5f_CODE_5f_"><text:s text:c="4"/>self.assertTrue(form.is_valid())</text:span></text:p>
      <text:p text:style-name="P14"><text:span text:style-name="_5f_CODE_5f_">AssertionError: False is not true</text:span></text:p>
      <text:p text:style-name="P14"><text:span text:style-name="_5f_CODE_5f_"/></text:p>
      <text:p text:style-name="P14"><text:span text:style-name="_5f_CODE_5f_">----------------------------------------------------------------------</text:span></text:p>
      <text:p text:style-name="P14"><text:span text:style-name="_5f_CODE_5f_">Ran 7 tests in 0.014s</text:span></text:p>
      <text:p text:style-name="P14"><text:span text:style-name="_5f_CODE_5f_"/></text:p>
      <text:p text:style-name="P14"><text:span text:style-name="_5f_CODE_5f_">FAILED (failures=1, errors=5)</text:span></text:p>
      <text:p text:style-name="P14"><text:span text:style-name="_5f_CODE_5f_">Destroying test database for alias 'default'...</text:span></text:p>
      <text:p text:style-name="P14"><text:span text:style-name="_5f_CODE_5f_">(myenv) PS C:\Users\Admin\Documents\django projects\address-book-project\addressbookproject&gt;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Narrow" svg:font-family="'Arial Narrow'" style:font-family-generic="swiss" style:font-pitch="variable"/>
    <style:font-face style:name="Arial Narrow1" svg:font-family="'Arial Narrow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_5f_CODE_5f_" style:display-name="_CODE_" style:family="paragraph" style:parent-style-name="Standard">
      <style:text-properties fo:color="#2a6099" loext:opacity="100%" style:font-name="Arial Narrow" fo:font-family="'Arial Narrow'" style:font-family-generic="swiss" style:font-pitch="variable" officeooo:rsid="001e7a09" fo:background-color="#ddddd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aption_20_characters" style:display-name="Caption characters" style:family="text"/>
    <style:style style:name="_5f_CODE_5f_" style:display-name="_CODE_" style:family="text">
      <style:text-properties fo:color="#2a6099" loext:opacity="100%" style:font-name="Arial Narrow1" fo:font-family="'Arial Narrow'" style:font-style-name="Regular" style:font-family-generic="swiss" style:font-pitch="variable" fo:background-color="#ddddd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29T15:14:48.120000000</meta:creation-date>
    <dc:date>2024-07-29T20:20:05.941000000</dc:date>
    <meta:editing-duration>PT10M15S</meta:editing-duration>
    <meta:editing-cycles>3</meta:editing-cycles>
    <meta:generator>LibreOffice/24.2.0.3$Windows_X86_64 LibreOffice_project/da48488a73ddd66ea24cf16bbc4f7b9c08e9bea1</meta:generator>
    <meta:document-statistic meta:table-count="0" meta:image-count="0" meta:object-count="0" meta:page-count="6" meta:paragraph-count="243" meta:word-count="1191" meta:character-count="12026" meta:non-whitespace-character-count="10566"/>
  </office:meta>
</office:document-meta>
</file>